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, sans-serif"/>
    <style:font-face style:name="FreeSans1" svg:font-family="FreeSans" style:font-family-generic="swiss"/>
    <style:font-face style:name="Arial3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1" style:family="table" style:master-page-name="">
      <style:table-properties style:width="6.6951in" style:page-number="auto" fo:break-before="page" table:align="margins"/>
    </style:style>
    <style:style style:name="Table1.A" style:family="table-column">
      <style:table-column-properties style:column-width="2.2319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none" fo:border-top="0.05pt solid #000000" fo:border-bottom="0.05pt solid #000000"/>
    </style:style>
    <style:style style:name="Table1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none" fo:border-top="none" fo:border-bottom="0.05pt solid #000000"/>
    </style:style>
    <style:style style:name="Table1.C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Text_20_body">
      <loext:graphic-properties draw:fill="none"/>
      <style:paragraph-properties fo:margin-top="0in" fo:margin-bottom="0.0972in" loext:contextual-spacing="false" fo:line-height="120%" fo:background-color="transparent"/>
      <style:text-properties officeooo:rsid="00027652" officeooo:paragraph-rsid="00027652"/>
    </style:style>
    <style:style style:name="P2" style:family="paragraph" style:parent-style-name="Text_20_body">
      <loext:graphic-properties draw:fill="none"/>
      <style:paragraph-properties fo:background-color="transparent"/>
      <style:text-properties officeooo:paragraph-rsid="00086ff2"/>
    </style:style>
    <style:style style:name="P3" style:family="paragraph" style:parent-style-name="Text_20_body" style:list-style-name="WWNum1" style:master-page-name="">
      <loext:graphic-properties draw:fill="none"/>
      <style:paragraph-properties fo:margin-left="0in" fo:margin-right="0in" fo:margin-top="0in" fo:margin-bottom="0.0972in" loext:contextual-spacing="false" fo:line-height="120%" fo:text-indent="0in" style:auto-text-indent="false" style:page-number="auto" fo:background-color="transparent"/>
      <style:text-properties officeooo:paragraph-rsid="00027652"/>
    </style:style>
    <style:style style:name="P4" style:family="paragraph" style:parent-style-name="Text_20_body" style:list-style-name="WWNum1">
      <loext:graphic-properties draw:fill="none"/>
      <style:paragraph-properties fo:margin-left="0in" fo:margin-right="0in" fo:margin-top="0in" fo:margin-bottom="0.0972in" loext:contextual-spacing="false" fo:line-height="120%" fo:text-indent="0in" style:auto-text-indent="false" fo:background-color="transparent"/>
      <style:text-properties officeooo:paragraph-rsid="00027652"/>
    </style:style>
    <style:style style:name="P5" style:family="paragraph" style:parent-style-name="Text_20_body" style:list-style-name="WWNum1">
      <loext:graphic-properties draw:fill="none"/>
      <style:paragraph-properties fo:margin-left="0in" fo:margin-right="0in" fo:margin-top="0in" fo:margin-bottom="0.0972in" loext:contextual-spacing="false" fo:line-height="120%" fo:text-indent="0in" style:auto-text-indent="false" fo:background-color="transparent"/>
      <style:text-properties officeooo:paragraph-rsid="0003e6bd"/>
    </style:style>
    <style:style style:name="P6" style:family="paragraph" style:parent-style-name="Text_20_body">
      <loext:graphic-properties draw:fill="none"/>
      <style:paragraph-properties fo:margin-top="0in" fo:margin-bottom="0.0972in" loext:contextual-spacing="false" fo:line-height="120%" fo:background-color="transparent"/>
      <style:text-properties officeooo:rsid="00027652" officeooo:paragraph-rsid="00027652"/>
    </style:style>
    <style:style style:name="P7" style:family="paragraph" style:parent-style-name="Text_20_body">
      <loext:graphic-properties draw:fill="none"/>
      <style:paragraph-properties fo:margin-top="0in" fo:margin-bottom="0.0972in" loext:contextual-spacing="false" fo:line-height="120%" fo:background-color="transparent"/>
      <style:text-properties officeooo:rsid="00027652" officeooo:paragraph-rsid="0005bdc0"/>
    </style:style>
    <style:style style:name="P8" style:family="paragraph" style:parent-style-name="Text_20_body">
      <loext:graphic-properties draw:fill="none"/>
      <style:paragraph-properties fo:margin-top="0in" fo:margin-bottom="0.0972in" loext:contextual-spacing="false" fo:line-height="120%" fo:background-color="transparent"/>
      <style:text-properties officeooo:rsid="0005d1f4" officeooo:paragraph-rsid="0005d1f4"/>
    </style:style>
    <style:style style:name="P9" style:family="paragraph" style:parent-style-name="Text_20_body">
      <loext:graphic-properties draw:fill="none"/>
      <style:paragraph-properties fo:margin-top="0in" fo:margin-bottom="0.0972in" loext:contextual-spacing="false" fo:line-height="120%" fo:background-color="transparent"/>
      <style:text-properties officeooo:rsid="00067b42" officeooo:paragraph-rsid="00067b42"/>
    </style:style>
    <style:style style:name="P10" style:family="paragraph" style:parent-style-name="Text_20_body">
      <loext:graphic-properties draw:fill="none"/>
      <style:paragraph-properties fo:margin-top="0in" fo:margin-bottom="0.0972in" loext:contextual-spacing="false" fo:line-height="120%" fo:background-color="transparent"/>
      <style:text-properties fo:font-style="italic" officeooo:rsid="00067b42" officeooo:paragraph-rsid="00067b42" style:font-style-asian="italic" style:font-style-complex="italic"/>
    </style:style>
    <style:style style:name="P11" style:family="paragraph" style:parent-style-name="Text_20_body">
      <loext:graphic-properties draw:fill="none"/>
      <style:paragraph-properties fo:margin-top="0in" fo:margin-bottom="0.0972in" loext:contextual-spacing="false" fo:line-height="120%" fo:background-color="transparent"/>
      <style:text-properties fo:font-style="italic" officeooo:rsid="00086ff2" officeooo:paragraph-rsid="00086ff2" style:font-style-asian="italic" style:font-style-complex="italic"/>
    </style:style>
    <style:style style:name="P12" style:family="paragraph" style:parent-style-name="Text_20_body">
      <loext:graphic-properties draw:fill="none"/>
      <style:paragraph-properties fo:margin-top="0in" fo:margin-bottom="0.0972in" loext:contextual-spacing="false" fo:line-height="120%" fo:background-color="transparent"/>
      <style:text-properties officeooo:rsid="0007e427" officeooo:paragraph-rsid="0007e427"/>
    </style:style>
    <style:style style:name="P13" style:family="paragraph" style:parent-style-name="Text_20_body">
      <loext:graphic-properties draw:fill="none"/>
      <style:paragraph-properties fo:margin-top="0in" fo:margin-bottom="0.0972in" loext:contextual-spacing="false" fo:line-height="120%" fo:background-color="transparent"/>
      <style:text-properties officeooo:rsid="000862ff" officeooo:paragraph-rsid="00086ff2"/>
    </style:style>
    <style:style style:name="P14" style:family="paragraph" style:parent-style-name="Text_20_body">
      <loext:graphic-properties draw:fill="none"/>
      <style:paragraph-properties fo:margin-top="0in" fo:margin-bottom="0.0972in" loext:contextual-spacing="false" fo:line-height="120%" fo:background-color="transparent"/>
      <style:text-properties officeooo:rsid="00086ff2" officeooo:paragraph-rsid="00086ff2"/>
    </style:style>
    <style:style style:name="P15" style:family="paragraph" style:parent-style-name="Text_20_body" style:list-style-name="WWNum1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ackground-color="transparent"/>
      <style:text-properties officeooo:rsid="0005d1f4" officeooo:paragraph-rsid="0005d1f4"/>
    </style:style>
    <style:style style:name="P16" style:family="paragraph" style:parent-style-name="Text_20_body" style:list-style-name="WWNum1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ackground-color="transparent"/>
    </style:style>
    <style:style style:name="P17" style:family="paragraph" style:parent-style-name="Heading_20_1" style:list-style-name="WWNum1" style:master-page-name="">
      <loext:graphic-properties draw:fill="none"/>
      <style:paragraph-properties fo:margin-left="0in" fo:margin-right="0in" fo:margin-top="0.1665in" fo:margin-bottom="0.0835in" loext:contextual-spacing="false" fo:text-indent="0in" style:auto-text-indent="false" style:page-number="auto" fo:break-before="column" fo:background-color="transparent" fo:keep-with-next="always">
        <style:tab-stops/>
      </style:paragraph-properties>
      <style:text-properties officeooo:paragraph-rsid="0004f4a1"/>
    </style:style>
    <style:style style:name="P18" style:family="paragraph" style:parent-style-name="Heading_20_1" style:list-style-name="WWNum1" style:master-page-name="">
      <loext:graphic-properties draw:fill="none"/>
      <style:paragraph-properties fo:margin-left="0in" fo:margin-right="0in" fo:margin-top="0.1665in" fo:margin-bottom="0.0835in" loext:contextual-spacing="false" fo:text-indent="0in" style:auto-text-indent="false" style:page-number="auto" fo:background-color="transparent" fo:keep-with-next="always">
        <style:tab-stops/>
      </style:paragraph-properties>
      <style:text-properties officeooo:paragraph-rsid="0005bdc0"/>
    </style:style>
    <style:style style:name="P19" style:family="paragraph" style:parent-style-name="Heading_20_1" style:list-style-name="WWNum1" style:master-page-name="">
      <loext:graphic-properties draw:fill="none"/>
      <style:paragraph-properties fo:margin-left="0in" fo:margin-right="0in" fo:margin-top="0.1665in" fo:margin-bottom="0.0835in" loext:contextual-spacing="false" fo:text-indent="0in" style:auto-text-indent="false" style:page-number="auto" fo:background-color="transparent" fo:keep-with-next="always">
        <style:tab-stops/>
      </style:paragraph-properties>
      <style:text-properties officeooo:paragraph-rsid="0005bdc0"/>
    </style:style>
    <style:style style:name="P20" style:family="paragraph" style:parent-style-name="Heading_20_1" style:master-page-name="Right_20_Page">
      <style:paragraph-properties style:page-number="auto"/>
      <style:text-properties officeooo:rsid="00027652" officeooo:paragraph-rsid="0004f4a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5d1f4" style:font-style-asian="italic" style:font-style-complex="italic"/>
    </style:style>
    <style:style style:name="T3" style:family="text">
      <style:text-properties fo:font-style="italic" officeooo:rsid="00086ff2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67b42" style:font-style-asian="normal" style:font-style-complex="normal"/>
    </style:style>
    <style:style style:name="T6" style:family="text">
      <style:text-properties fo:font-style="normal" officeooo:rsid="00086ff2" style:font-style-asian="normal" style:font-style-complex="normal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://lyricstranslate.com/ru/къара-суучукъ-qara-suwçuq.html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P20" text:outline-level="1">Qara suwçuq —</text:h>
        <text:list xml:id="list640602177591115876" text:style-name="WWNum1">
          <text:list-item>
            <text:list>
              <text:list-item>
                <text:p text:style-name="P3">Suw alıb kele qara suwçuqdan,</text:p>
              </text:list-item>
              <text:list-item>
                <text:p text:style-name="P4">Bir qonaq caşha tübedim.</text:p>
              </text:list-item>
              <text:list-item>
                <text:p text:style-name="P4">"Qızçıq, suwsabma", - deb aythanında,</text:p>
              </text:list-item>
              <text:list-item>
                <text:p text:style-name="P4">Men da aña, süyüb, suw berdim.</text:p>
              </text:list-item>
              <text:list-item>
                <text:p text:style-name="P4"> </text:p>
              </text:list-item>
              <text:list-item>
                <text:p text:style-name="P4">"Qayda körgenme, qaydan tanıyma?" -</text:p>
              </text:list-item>
              <text:list-item>
                <text:p text:style-name="P4">Deb keldi meni kölüme.</text:p>
              </text:list-item>
              <text:list-item>
                <text:p text:style-name="P4">Ol da, meniça, bek seyirsinib,</text:p>
              </text:list-item>
              <text:list-item>
                <text:p text:style-name="P4">Citi qaradı közüme.</text:p>
              </text:list-item>
              <text:list-item>
                <text:p text:style-name="P4"> </text:p>
              </text:list-item>
              <text:list-item>
                <text:p text:style-name="P4">Caş suwdan içib, köb alğış etib,</text:p>
              </text:list-item>
              <text:list-item>
                <text:p text:style-name="P4">Awuşla taba atlandı.</text:p>
              </text:list-item>
              <text:list-item>
                <text:p text:style-name="P4">Quwançım ketib, cüregim tebib,</text:p>
              </text:list-item>
              <text:list-item>
                <text:p text:style-name="P4">Men anı ızından taraldım.</text:p>
              </text:list-item>
              <text:list-item>
                <text:p text:style-name="P4"> </text:p>
              </text:list-item>
              <text:list-item>
                <text:p text:style-name="P4">Qaysı awuşda bara bolursa,</text:p>
              </text:list-item>
              <text:list-item>
                <text:p text:style-name="P4">Canımdan ese süygenim?</text:p>
              </text:list-item>
              <text:list-item>
                <text:p text:style-name="P4">Şağırey colçuq bla entda kelirse, -</text:p>
              </text:list-item>
              <text:list-item>
                <text:p text:style-name="P4">Deb ışanadı cüregim.</text:p>
              </text:list-item>
              <text:list-item>
                <text:p text:style-name="P4"> </text:p>
              </text:list-item>
              <text:list-item>
                <text:p text:style-name="P4">Suw alıb kele qara suwçuqdan,</text:p>
              </text:list-item>
              <text:list-item>
                <text:p text:style-name="P4">Bir qonaq caşha tübedim.</text:p>
              </text:list-item>
              <text:list-item>
                <text:p text:style-name="P4">"Qızçıq, suwsabma", - deb aythanında,</text:p>
              </text:list-item>
              <text:list-item>
                <text:p text:style-name="P4">Men da aña, süyüb, suw berdim.</text:p>
              </text:list-item>
              <text:list-item>
                <text:p text:style-name="P4"> </text:p>
              </text:list-item>
              <text:list-item>
                <text:p text:style-name="P4">"Qayda körgenme, qaydan tanıyma?" -</text:p>
              </text:list-item>
              <text:list-item>
                <text:p text:style-name="P4">Deb keldi meni kölüme.</text:p>
              </text:list-item>
              <text:list-item>
                <text:p text:style-name="P4">Ol da, meniça, bek seyirsinib,</text:p>
              </text:list-item>
              <text:list-item>
                <text:p text:style-name="P5">Citi qaradı közüme.</text:p>
              </text:list-item>
            </text:list>
          </text:list-item>
          <text:list-item>
            <text:h text:style-name="P17" text:outline-level="1">Къара суучукъ </text:h>
          </text:list-item>
        </text:list>
        <text:p text:style-name="P1">Суу алыб келе къара суучукъдан,</text:p>
        <text:p text:style-name="P1">Бир къонакъ джашха тюбедим.</text:p>
        <text:p text:style-name="P1">"Къызчыкъ, суусабма", - деб айтханында,</text:p>
        <text:p text:style-name="P1">Мен да анга, сюйюб, суу бердим.</text:p>
        <text:p text:style-name="P1"> </text:p>
        <text:p text:style-name="P1">"Къайда кёргенме, къайдан таныйма?" -</text:p>
        <text:p text:style-name="P1">Деб келди мени кёлюме.</text:p>
        <text:p text:style-name="P1">Ол да, менича, бек сейирсиниб,</text:p>
        <text:p text:style-name="P1">Джити къарады кёзюме.</text:p>
        <text:p text:style-name="P1"> </text:p>
        <text:p text:style-name="P1">Джаш суудан ичиб, кёб алгъыш этиб,</text:p>
        <text:p text:style-name="P1">Ауушла таба атланды.</text:p>
        <text:p text:style-name="P1">Къууанчым кетиб, джюрегим тебиб,</text:p>
        <text:p text:style-name="P1">Мен аны ызындан таралдым.</text:p>
        <text:p text:style-name="P1"> </text:p>
        <text:p text:style-name="P1">Къайсы ауушда бара болурса,</text:p>
        <text:p text:style-name="P1">Джанымдан эсе сюйгеним?</text:p>
        <text:p text:style-name="P1">Шагъырей джолчукъ бла энтда келирсе, -</text:p>
        <text:p text:style-name="P1">Деб ышанады джюрегим.</text:p>
        <text:p text:style-name="P1"> </text:p>
        <text:p text:style-name="P1">Суу алыб келе къара суучукъдан,</text:p>
        <text:p text:style-name="P1">Бир къонакъ джашха тюбедим.</text:p>
        <text:p text:style-name="P1">"Къызчыкъ, суусабма", - деб айтханында,</text:p>
        <text:p text:style-name="P1">Мен да анга, сюйюб, суу бердим.</text:p>
        <text:p text:style-name="P1"> </text:p>
        <text:p text:style-name="P1">"Къайда кёргенме, къайдан таныйма?" -</text:p>
        <text:p text:style-name="P1">Деб келди мени кёлюме.</text:p>
        <text:p text:style-name="P1">Ол да, менича, бек сейирсиниб,</text:p>
        <text:p text:style-name="P1">Джити къарады кёзюме.</text:p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list xml:id="list182448527829087" text:continue-numbering="true" text:style-name="WWNum1">
                <text:list-item>
                  <text:h text:style-name="P18" text:outline-level="1">Къара суучукъ </text:h>
                </text:list-item>
              </text:list>
            </table:table-cell>
            <table:table-cell table:style-name="Table1.B1" office:value-type="string">
              <text:list xml:id="list182448892872797" text:continue-numbering="true" text:style-name="WWNum1">
                <text:list-item>
                  <text:p text:style-name="P16"><text:span text:style-name="T2">к</text:span><text:span text:style-name="T1">ъара </text:span>тёмный, чёрный; </text:p>
                </text:list-item>
                <text:list-item>
                  <text:p text:style-name="P15"><text:span text:style-name="T1">суу</text:span> вода;</text:p>
                </text:list-item>
              </text:list>
            </table:table-cell>
            <table:table-cell table:style-name="Table1.C1" office:value-type="string">
              <text:list xml:id="list182448537169902" text:continue-numbering="true" text:style-name="WWNum1">
                <text:list-item>
                  <text:h text:style-name="P18" text:outline-level="1"/>
                </text:list-item>
              </text:list>
            </table:table-cell>
          </table:table-row>
          <table:table-row>
            <table:table-cell table:style-name="Table1.A2" office:value-type="string">
              <text:p text:style-name="P7">Суу алыб келе къара суучукъдан,</text:p>
              <text:p text:style-name="P7">Бир къонакъ джашха тюбедим.</text:p>
              <text:p text:style-name="P7">"Къызчыкъ, суусабма", - деб айтханында,</text:p>
              <text:p text:style-name="P7">Мен да анга, сюйюб, суу бердим.</text:p>
            </table:table-cell>
            <table:table-cell table:style-name="Table1.B2" office:value-type="string">
              <text:p text:style-name="P8">Келе</text:p>
              <text:p text:style-name="P8"><text:span text:style-name="T1">бир</text:span> один;</text:p>
              <text:p text:style-name="P8"><text:span text:style-name="T1">къонакъ</text:span> гость;</text:p>
              <text:p text:style-name="P8"><text:span text:style-name="T1">джаш</text:span> молодой (молодой человек)</text:p>
              <text:p text:style-name="P8">-<text:span text:style-name="T1">ха</text:span><text:span text:style-name="T4"> </text:span><text:span text:style-name="T5">д.п.</text:span></text:p>
              <text:p text:style-name="P10">тюбе·рге<text:span text:style-name="T4"> встречать</text:span></text:p>
              <text:p text:style-name="P10"><text:span text:style-name="T4">-</text:span>ди<text:span text:style-name="T4">- прош. вр.</text:span></text:p>
              <text:p text:style-name="P10"><text:span text:style-name="T4">-</text:span>м<text:span text:style-name="T4"> 1 лицо ед.ч., “я”</text:span></text:p>
            </table:table-cell>
            <table:table-cell table:style-name="Table1.C2" office:value-type="string">
              <text:p text:style-name="P7"/>
              <text:p text:style-name="P9">(Одного) молодого гостя я встретил(а)</text:p>
            </table:table-cell>
          </table:table-row>
          <table:table-row>
            <table:table-cell table:style-name="Table1.A2" office:value-type="string">
              <text:p text:style-name="P7">"Къайда кёргенме, къайдан таныйма?" -</text:p>
              <text:p text:style-name="P7">Деб келди мени кёлюме.</text:p>
              <text:p text:style-name="P7">Ол да, менича, бек сейирсиниб,</text:p>
              <text:p text:style-name="P7">Джити къарады кёзюме.</text:p>
            </table:table-cell>
            <table:table-cell table:style-name="Table1.B2" office:value-type="string">
              <text:p text:style-name="P14"><text:span text:style-name="T3">к</text:span><text:span text:style-name="T1">ели·рге </text:span><text:span text:style-name="T4">приходить</text:span></text:p>
              <text:p text:style-name="P13"><text:span text:style-name="T3">келди</text:span><text:span text:style-name="T6"> пришёл </text:span><text:span text:style-name="T1">мен </text:span><text:span text:style-name="T4">я -</text:span><text:span text:style-name="T1">и</text:span><text:span text:style-name="T4"> р.п. </text:span><text:span text:style-name="T1">мени </text:span><text:span text:style-name="T4">мой, </text:span><text:span text:style-name="T6">меня</text:span></text:p>
              <text:p text:style-name="P12"><text:span text:style-name="T1">мен</text:span> я -<text:span text:style-name="T1">ча</text:span> сравнительный суффикс <text:span text:style-name="T1">менича</text:span><text:span text:style-name="T4"> “как я”</text:span></text:p>
              <text:p text:style-name="P11"><text:span text:style-name="T4"/></text:p>
            </table:table-cell>
            <table:table-cell table:style-name="Table1.C2" office:value-type="string">
              <text:p text:style-name="P7"/>
            </table:table-cell>
          </table:table-row>
          <table:table-row>
            <table:table-cell table:style-name="Table1.A2" office:value-type="string">
              <text:p text:style-name="P7">Джаш суудан ичиб, кёб алгъыш этиб,</text:p>
              <text:p text:style-name="P7">Ауушла таба атланды.</text:p>
              <text:p text:style-name="P7">Къууанчым кетиб, джюрегим тебиб,</text:p>
              <text:p text:style-name="P7">Мен аны ызындан таралдым.</text:p>
            </table:table-cell>
            <table:table-cell table:style-name="Table1.B2" office:value-type="string">
              <text:p text:style-name="P7"/>
            </table:table-cell>
            <table:table-cell table:style-name="Table1.C2" office:value-type="string">
              <text:p text:style-name="P7"/>
            </table:table-cell>
          </table:table-row>
          <table:table-row>
            <table:table-cell table:style-name="Table1.A2" office:value-type="string">
              <text:p text:style-name="P7">Къайсы ауушда бара болурса,</text:p>
              <text:p text:style-name="P7">Джанымдан эсе сюйгеним?</text:p>
              <text:p text:style-name="P7">Шагъырей джолчукъ бла энтда келирсе, -</text:p>
              <text:p text:style-name="P7">Деб ышанады джюрегим.</text:p>
            </table:table-cell>
            <table:table-cell table:style-name="Table1.B2" office:value-type="string">
              <text:p text:style-name="P7"/>
            </table:table-cell>
            <table:table-cell table:style-name="Table1.C2" office:value-type="string">
              <text:p text:style-name="P7"/>
            </table:table-cell>
          </table:table-row>
        </table:table>
        <text:p text:style-name="P2"/>
        <text:p text:style-name="P2">айтханында</text:p>
        <text:p text:style-name="P2">алгъыш</text:p>
        <text:p text:style-name="P2"><text:soft-page-break/>алыб</text:p>
        <text:p text:style-name="P2">анга</text:p>
        <text:p text:style-name="P2">аны</text:p>
        <text:p text:style-name="P2">атланды</text:p>
        <text:p text:style-name="P2">ауушда</text:p>
        <text:p text:style-name="P2">ауушла</text:p>
        <text:p text:style-name="P2">бара</text:p>
        <text:p text:style-name="P2">бек</text:p>
        <text:p text:style-name="P2">бердим</text:p>
        <text:p text:style-name="P2">бла</text:p>
        <text:p text:style-name="P2">болурса</text:p>
        <text:p text:style-name="P2">да</text:p>
        <text:p text:style-name="P2">деб</text:p>
        <text:p text:style-name="P2">джанымдан</text:p>
        <text:p text:style-name="P2">джаш</text:p>
        <text:p text:style-name="P2">джашха</text:p>
        <text:p text:style-name="P2">джити</text:p>
        <text:p text:style-name="P2">джолчукъ</text:p>
        <text:p text:style-name="P2">джюрегим</text:p>
        <text:p text:style-name="P2">ичиб</text:p>
        <text:p text:style-name="P2">кёб</text:p>
        <text:p text:style-name="P2">кёзюме</text:p>
        <text:p text:style-name="P2">келе</text:p>
        <text:p text:style-name="P2">келирсе</text:p>
        <text:p text:style-name="P2">кёлюме</text:p>
        <text:p text:style-name="P2">кёргенме</text:p>
        <text:p text:style-name="P2">кетиб</text:p>
        <text:p text:style-name="P2">къайда</text:p>
        <text:p text:style-name="P2">къайдан</text:p>
        <text:p text:style-name="P2">къайсы</text:p>
        <text:p text:style-name="P2">къарады</text:p>
        <text:p text:style-name="P2">къонакъ</text:p>
        <text:p text:style-name="P2">къууанчым</text:p>
        <text:p text:style-name="P2">къызчыкъ</text:p>
        <text:p text:style-name="P2">мен</text:p>
        <text:p text:style-name="P2">мени</text:p>
        <text:p text:style-name="P2">менича,</text:p>
        <text:p text:style-name="P2">ол</text:p>
        <text:p text:style-name="P2">сейирсиниб</text:p>
        <text:p text:style-name="P2">суудан</text:p>
        <text:p text:style-name="P2">суусабма</text:p>
        <text:p text:style-name="P2">суучукъ</text:p>
        <text:p text:style-name="P2">суучукъдан</text:p>
        <text:p text:style-name="P2">сюйгеним</text:p>
        <text:p text:style-name="P2">сюйюб</text:p>
        <text:p text:style-name="P2">таба</text:p>
        <text:p text:style-name="P2">таныйма</text:p>
        <text:p text:style-name="P2">таралдым</text:p>
        <text:p text:style-name="P2">тебиб</text:p>
        <text:p text:style-name="P2">тюбедим</text:p>
        <text:p text:style-name="P2">шагъырей</text:p>
        <text:p text:style-name="P2">ызындан</text:p>
        <text:p text:style-name="P2">ышанады</text:p>
        <text:p text:style-name="P2">энтда</text:p>
        <text:p text:style-name="P2">эсе</text:p>
        <text:p text:style-name="P14">этиб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, sans-serif"/>
    <style:font-face style:name="FreeSans1" svg:font-family="FreeSans" style:font-family-generic="swiss"/>
    <style:font-face style:name="Arial3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auto-update="true" style:class="text">
      <style:paragraph-properties fo:margin-top="0.1665in" fo:margin-bottom="0.0835in" loext:contextual-spacing="false" fo:keep-with-next="always"/>
      <style:text-properties style:font-name="Arial" fo:font-family="Arial" style:font-style-name="Regular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Arial1" fo:font-family="Arial" style:font-style-name="Bold" style:font-family-generic="swiss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60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-asian="OpenSymbol1" style:font-family-asian="OpenSymbol" style:font-family-generic-asian="system" style:font-pitch-asian="variable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3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6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7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9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0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701in" fo:page-height="11.6902in" style:num-format="1" style:print-orientation="portrait" fo:margin-top="0.7201in" fo:margin-bottom="0.7874in" fo:margin-left="0.7874in" fo:margin-right="0.7874in" style:writing-mode="lr-tb" style:footnote-max-height="0in">
        <style:columns fo:column-count="2" fo:column-gap="0in">
          <style:column style:rel-width="4820*" fo:start-indent="0in" fo:end-indent="0in"/>
          <style:column style:rel-width="4821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Right_20_Page" style:display-name="Right Page" style:page-layout-name="Mpm3" style:next-style-name="Left_20_Page"/>
    <style:master-page style:name="Left_20_Page" style:display-name="Left Page" style:page-layout-name="Mpm4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3:16:19.691374746</meta:creation-date>
    <dc:date>2018-01-19T18:24:21.211257303</dc:date>
    <meta:editing-duration>PT3H4M58S</meta:editing-duration>
    <meta:editing-cycles>8</meta:editing-cycles>
    <meta:generator>LibreOffice/5.1.6.2$Linux_X86_64 LibreOffice_project/10m0$Build-2</meta:generator>
    <meta:document-statistic meta:table-count="1" meta:image-count="0" meta:object-count="0" meta:page-count="3" meta:paragraph-count="149" meta:word-count="398" meta:character-count="2499" meta:non-whitespace-character-count="2226"/>
  </office:meta>
</office:document-meta>
</file>